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1.75cm" loext:decorative="false"/>
      <style:paragraph-properties style:writing-mode="lr-tb"/>
    </style:style>
    <style:style style:name="gr7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cm" fo:min-width="2cm" loext:decorative="false"/>
      <style:paragraph-properties style:writing-mode="lr-tb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cm" fo:min-width="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2" style:family="graphic" style:parent-style-name="objectwithoutfill">
      <style:graphic-properties draw:fill="none" draw:fill-color="#ff0000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15" style:family="graphic" style:parent-style-name="objectwithoutfill">
      <style:graphic-properties draw:marker-end="Puntas_20_de_20_flecha_20_5" draw:marker-end-width="0.3cm" draw:fill="none" draw:fill-color="#ff0000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objectwithoutfill">
      <style:graphic-properties draw:marker-end="Puntas_20_de_20_flecha_20_6" draw:marker-end-width="0.3cm" draw:fill="none" draw:fill-color="#ff0000" draw:textarea-vertical-align="middle" loext:decorative="false"/>
    </style:style>
    <style:style style:name="gr18" style:family="graphic" style:parent-style-name="standard">
      <style:graphic-properties draw:fill-color="#3465a4" draw:textarea-horizontal-align="justify" draw:textarea-vertical-align="middle" draw:auto-grow-height="false" fo:min-height="0.75cm" fo:min-width="1.75cm" loext:decorative="false"/>
      <style:paragraph-properties style:writing-mode="lr-tb"/>
    </style:style>
    <style:style style:name="gr19" style:family="graphic" style:parent-style-name="objectwithoutfill">
      <style:graphic-properties draw:marker-end="Puntas_20_de_20_flecha_20_7" draw:marker-end-width="0.3cm" draw:fill="none" draw:fill-color="#ff0000" draw:textarea-vertical-align="middle" loext:decorative="false"/>
    </style:style>
    <style:style style:name="gr20" style:family="graphic" style:parent-style-name="standard">
      <style:graphic-properties svg:stroke-color="#3465a4" draw:fill-color="#ff0000" draw:textarea-horizontal-align="justify" draw:textarea-vertical-align="middle" draw:auto-grow-height="false" fo:min-height="0.75cm" fo:min-width="2cm" loext:decorative="false"/>
      <style:paragraph-properties style:writing-mode="lr-tb"/>
    </style:style>
    <style:style style:name="gr21" style:family="graphic" style:parent-style-name="objectwithoutfill">
      <style:graphic-properties svg:stroke-color="#3465a4" draw:marker-end="Puntas_20_de_20_flecha_20_8" draw:marker-end-width="0.3cm" draw:fill="none" draw:fill-color="#ff0000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24" style:family="graphic" style:parent-style-name="standard">
      <style:graphic-properties svg:stroke-color="#3465a4" draw:fill-color="#ff0000" draw:textarea-horizontal-align="justify" draw:textarea-vertical-align="middle" draw:auto-grow-height="false" fo:min-height="1cm" fo:min-width="2cm" loext:decorative="false"/>
      <style:paragraph-properties style:writing-mode="lr-tb"/>
    </style:style>
    <style:style style:name="gr25" style:family="graphic" style:parent-style-name="objectwithoutfill">
      <style:graphic-properties svg:stroke-color="#3465a4" draw:fill="none" draw:fill-color="#ff0000" draw:textarea-vertical-align="middle" loext:decorative="false"/>
    </style:style>
    <style:style style:name="gr26" style:family="graphic" style:parent-style-name="objectwithoutfill">
      <style:graphic-properties svg:stroke-color="#3465a4" draw:marker-end="Puntas_20_de_20_flecha_20_9" draw:marker-end-width="0.3cm" draw:fill="none" draw:fill-color="#ff0000" draw:textarea-vertical-align="middle" loext:decorative="false"/>
    </style:style>
    <style:style style:name="gr27" style:family="graphic" style:parent-style-name="objectwithoutfill">
      <style:graphic-properties svg:stroke-color="#3465a4" draw:marker-end="Puntas_20_de_20_flecha_20_10" draw:marker-end-width="0.3cm" draw:fill="none" draw:fill-color="#ff0000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0000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75cm" svg:height="3.806cm" svg:x="1.25cm" svg:y="1cm">
          <draw:text-box>
            <text:p>Si se tiene que buscar una palabra dentro del diccionario, podemos ver que si la palabra no existe, deberíamos retornar -1.</text:p>
            <text:p>Sin embargo, si la palabra está dentro del diccionario, deberemos recorrer la lista de las palabras de la siguiente forma:</text:p>
          </draw:text-box>
        </draw:frame>
        <draw:path draw:style-name="gr2" draw:text-style-name="P2" draw:layer="layout" svg:width="1.989cm" svg:height="1.352cm" draw:transform="rotate (-1.5707963267949) translate (2.34793000113626cm 5.28605270078908cm)" svg:viewBox="0 0 1990 1353" svg:d="M244 1078c-766 0 3068 210 1164 0-551-61-813 449-1217 212-399-234-105-865 265-1112 304-202 856-341 926 212 42 330 230 684 582 794l26 106">
          <text:p/>
        </draw:path>
        <draw:line draw:style-name="gr3" draw:text-style-name="P2" draw:layer="layout" svg:x1="2.5cm" svg:y1="6cm" svg:x2="4.25cm" svg:y2="6cm">
          <text:p/>
        </draw:line>
        <draw:frame draw:style-name="gr4" draw:text-style-name="P1" draw:layer="layout" svg:width="2.25cm" svg:height="1.673cm" svg:x="4.5cm" svg:y="5.5cm">
          <draw:text-box>
            <text:p>words</text:p>
          </draw:text-box>
        </draw:frame>
        <draw:line draw:style-name="gr5" draw:text-style-name="P2" draw:layer="layout" svg:x1="6.75cm" svg:y1="6cm" svg:x2="8.25cm" svg:y2="6cm">
          <text:p/>
        </draw:line>
        <draw:custom-shape draw:style-name="gr6" draw:text-style-name="P3" draw:layer="layout" svg:width="2.25cm" svg:height="1.25cm" svg:x="8.5cm" svg:y="5.5cm">
          <text:p text:style-name="P3">HAO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cm" svg:y1="6cm" svg:x2="12.5cm" svg:y2="6cm">
          <text:p/>
        </draw:line>
        <draw:custom-shape draw:style-name="gr8" draw:text-style-name="P3" draw:layer="layout" svg:width="2.5cm" svg:height="1.25cm" svg:x="12.75cm" svg:y="5.5cm">
          <text:p text:style-name="P3">IYI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5cm" svg:y1="6cm" svg:x2="17.25cm" svg:y2="6cm">
          <text:p/>
        </draw:line>
        <draw:custom-shape draw:style-name="gr10" draw:text-style-name="P4" draw:layer="layout" svg:width="2.5cm" svg:height="1.25cm" svg:x="1.25cm" svg:y="8.25cm">
          <text:p text:style-name="P3">OJO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0.25cm" svg:height="3.806cm" svg:x="4.5cm" svg:y="8cm">
          <draw:text-box>
            <text:p>Retornamos -1 por que la palabra no se encuentra en el diccionario.</text:p>
          </draw:text-box>
        </draw:frame>
        <draw:path draw:style-name="gr2" draw:text-style-name="P2" draw:layer="layout" svg:width="1.989cm" svg:height="1.352cm" draw:transform="rotate (-1.5707963267949) translate (2.35293000113626cm 10.0100527007891cm)" svg:viewBox="0 0 1990 1353" svg:d="M244 1078c-766 0 3068 210 1164 0-551-61-813 449-1217 212-399-234-105-865 265-1112 304-202 856-341 926 212 42 330 230 684 582 794l26 106">
          <text:p/>
        </draw:path>
        <draw:line draw:style-name="gr3" draw:text-style-name="P2" draw:layer="layout" svg:x1="2.505cm" svg:y1="10.724cm" svg:x2="4.255cm" svg:y2="10.724cm">
          <text:p/>
        </draw:line>
        <draw:frame draw:style-name="gr4" draw:text-style-name="P1" draw:layer="layout" svg:width="2.25cm" svg:height="1.673cm" svg:x="4.505cm" svg:y="10.224cm">
          <draw:text-box>
            <text:p>words</text:p>
          </draw:text-box>
        </draw:frame>
        <draw:line draw:style-name="gr5" draw:text-style-name="P2" draw:layer="layout" svg:x1="6.755cm" svg:y1="10.724cm" svg:x2="8.255cm" svg:y2="10.724cm">
          <text:p/>
        </draw:line>
        <draw:custom-shape draw:style-name="gr6" draw:text-style-name="P3" draw:layer="layout" svg:width="2.25cm" svg:height="1.25cm" svg:x="8.505cm" svg:y="10.224cm">
          <text:p text:style-name="P3">HAO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005cm" svg:y1="10.724cm" svg:x2="12.505cm" svg:y2="10.724cm">
          <text:p/>
        </draw:line>
        <draw:custom-shape draw:style-name="gr8" draw:text-style-name="P3" draw:layer="layout" svg:width="2.5cm" svg:height="1.25cm" svg:x="12.755cm" svg:y="10.224cm">
          <text:p text:style-name="P3">IYI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505cm" svg:y1="10.724cm" svg:x2="17.255cm" svg:y2="10.724cm">
          <text:p/>
        </draw:line>
        <draw:custom-shape draw:style-name="gr10" draw:text-style-name="P4" draw:layer="layout" svg:width="2.5cm" svg:height="1.25cm" svg:x="1.25cm" svg:y="12.75cm">
          <text:p text:style-name="P3">IYI</text:p>
          <draw:enhanced-geometry svg:viewBox="0 0 21600 21600" draw:type="rectangle" draw:enhanced-path="M 0 0 L 21600 0 21600 21600 0 21600 0 0 Z N"/>
        </draw:custom-shape>
        <draw:path draw:style-name="gr12" draw:text-style-name="P5" draw:layer="layout" svg:width="3.378cm" svg:height="0.962cm" draw:transform="rotate (-0.144862327915529) translate (6.07066430675805cm 11.2440440835332cm)" svg:viewBox="0 0 3379 963" svg:d="M0 81c620 8 1004 557 1552 737 386 126 1125 319 1364-173 69-141 522-868-80-550l281-95 247 232 15 105">
          <text:p/>
        </draw:path>
        <draw:path draw:style-name="gr12" draw:text-style-name="P5" draw:layer="layout" svg:width="4.683cm" svg:height="1.112cm" svg:x="8.863cm" svg:y="11.773cm" svg:viewBox="0 0 4684 1113" svg:d="M0 609c646 122 1234 625 1905 477 539-119 1060-175 1614-318 382-98 1123-364 847-529-828-494 115-56 265-132l53 291-27 317h-26">
          <text:p/>
        </draw:path>
        <draw:frame draw:style-name="gr13" draw:text-style-name="P1" draw:layer="layout" svg:width="8cm" svg:height="3.095cm" svg:x="4.25cm" svg:y="12.75cm">
          <draw:text-box>
            <text:p>Entonces aquí la ‘word’ IYI tendría como indice 1.</text:p>
          </draw:text-box>
        </draw:frame>
        <draw:line draw:style-name="gr12" draw:text-style-name="P5" draw:layer="layout" svg:x1="1cm" svg:y1="15.25cm" svg:x2="20cm" svg:y2="15.25cm">
          <text:p/>
        </draw:line>
        <draw:frame draw:style-name="gr14" draw:text-style-name="P1" draw:layer="layout" svg:width="19cm" svg:height="3.806cm" svg:x="1cm" svg:y="15.5cm">
          <draw:text-box>
            <text:p>Para el desarrollo de <text:span text:style-name="T1">dict_add()</text:span><text:span text:style-name="T2"> debemos notar varios casos a partir de como venga el dict. Por ejemplo si la word está dentro del diccionario, deberemos usar </text:span><text:span text:style-name="T1">index_from_word() </text:span><text:span text:style-name="T2">para saber la ubicación del nodo de la palabra esto se ve como: si word es IYI</text:span></text:p>
            <text:p><text:span text:style-name="T2">=&gt;</text:span></text:p>
          </draw:text-box>
        </draw:frame>
        <draw:path draw:style-name="gr2" draw:text-style-name="P2" draw:layer="layout" svg:width="1.989cm" svg:height="1.352cm" draw:transform="rotate (-1.5707963267949) translate (2.49993000113625cm 19.7500527007891cm)" svg:viewBox="0 0 1990 1353" svg:d="M244 1078c-766 0 3068 210 1164 0-551-61-813 449-1217 212-399-234-105-865 265-1112 304-202 856-341 926 212 42 330 230 684 582 794l26 106">
          <text:p/>
        </draw:path>
        <draw:line draw:style-name="gr3" draw:text-style-name="P2" draw:layer="layout" svg:x1="2.5cm" svg:y1="20.25cm" svg:x2="4.5cm" svg:y2="19.464cm">
          <text:p/>
        </draw:line>
        <draw:frame draw:style-name="gr4" draw:text-style-name="P1" draw:layer="layout" svg:width="2.25cm" svg:height="1.673cm" svg:x="4.75cm" svg:y="18.964cm">
          <draw:text-box>
            <text:p>words</text:p>
          </draw:text-box>
        </draw:frame>
        <draw:line draw:style-name="gr5" draw:text-style-name="P2" draw:layer="layout" svg:x1="7cm" svg:y1="19.464cm" svg:x2="8.5cm" svg:y2="19.464cm">
          <text:p/>
        </draw:line>
        <draw:custom-shape draw:style-name="gr6" draw:text-style-name="P3" draw:layer="layout" svg:width="2.25cm" svg:height="1.25cm" svg:x="8.75cm" svg:y="19cm">
          <text:p text:style-name="P3">HAO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25cm" svg:y1="19.464cm" svg:x2="12.75cm" svg:y2="19.464cm">
          <text:p/>
        </draw:line>
        <draw:custom-shape draw:style-name="gr8" draw:text-style-name="P3" draw:layer="layout" svg:width="2.5cm" svg:height="1.25cm" svg:x="13cm" svg:y="18.964cm">
          <text:p text:style-name="P3">IYI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75cm" svg:y1="19.464cm" svg:x2="17.5cm" svg:y2="19.464cm">
          <text:p/>
        </draw:line>
        <draw:line draw:style-name="gr15" draw:text-style-name="P5" draw:layer="layout" svg:x1="2.5cm" svg:y1="21cm" svg:x2="4.25cm" svg:y2="21.75cm">
          <text:p/>
        </draw:line>
        <draw:frame draw:style-name="gr16" draw:text-style-name="P1" draw:layer="layout" svg:width="2.5cm" svg:height="1cm" svg:x="4.5cm" svg:y="21.5cm">
          <draw:text-box>
            <text:p>def</text:p>
          </draw:text-box>
        </draw:frame>
        <draw:line draw:style-name="gr17" draw:text-style-name="P5" draw:layer="layout" svg:x1="5.75cm" svg:y1="22cm" svg:x2="8.5cm" svg:y2="22cm">
          <text:p/>
        </draw:line>
        <draw:custom-shape draw:style-name="gr18" draw:text-style-name="P6" draw:layer="layout" svg:width="2.25cm" svg:height="1cm" svg:x="8.75cm" svg:y="21.5cm">
          <text:p text:style-name="P3">JIJI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1.25cm" svg:y1="22cm" svg:x2="12.75cm" svg:y2="22cm">
          <text:p/>
        </draw:line>
        <draw:custom-shape draw:style-name="gr20" draw:text-style-name="P4" draw:layer="layout" svg:width="2.5cm" svg:height="1cm" svg:x="13cm" svg:y="21.5cm">
          <text:p text:style-name="P3">JIJIJA</text:p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5.75cm" svg:y1="22cm" svg:x2="17.5cm" svg:y2="22cm">
          <text:p/>
        </draw:line>
        <draw:frame draw:style-name="gr22" draw:text-style-name="P1" draw:layer="layout" svg:width="18.25cm" svg:height="2.384cm" svg:x="1.25cm" svg:y="23.5cm">
          <draw:text-box>
            <text:p>IYI está en el diccionario y su indice es 1, por lo que moveremos ambas listas al unisono para llegar hasta IYI y cambiar su definición actual por la def <text:s/>= JOJO.</text:p>
          </draw:text-box>
        </draw:frame>
        <draw:path draw:style-name="gr2" draw:text-style-name="P2" draw:layer="layout" svg:width="1.989cm" svg:height="1.352cm" draw:transform="rotate (-1.5707963267949) translate (3.10293000113626cm 26.0000527007891cm)" svg:viewBox="0 0 1990 1353" svg:d="M244 1078c-766 0 3068 210 1164 0-551-61-813 449-1217 212-399-234-105-865 265-1112 304-202 856-341 926 212 42 330 230 684 582 794l26 106">
          <text:p/>
        </draw:path>
        <draw:line draw:style-name="gr15" draw:text-style-name="P5" draw:layer="layout" svg:x1="3.103cm" svg:y1="27.25cm" svg:x2="4.853cm" svg:y2="28cm">
          <text:p/>
        </draw:line>
        <draw:frame draw:style-name="gr16" draw:text-style-name="P1" draw:layer="layout" svg:width="2.5cm" svg:height="1cm" svg:x="5.103cm" svg:y="27.75cm">
          <draw:text-box>
            <text:p>def</text:p>
          </draw:text-box>
        </draw:frame>
        <draw:line draw:style-name="gr17" draw:text-style-name="P5" draw:layer="layout" svg:x1="6.353cm" svg:y1="28.25cm" svg:x2="9.103cm" svg:y2="28.25cm">
          <text:p/>
        </draw:line>
        <draw:custom-shape draw:style-name="gr18" draw:text-style-name="P6" draw:layer="layout" svg:width="2.25cm" svg:height="1cm" svg:x="9.353cm" svg:y="27.75cm">
          <text:p text:style-name="P3">JIJI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1.853cm" svg:y1="28.25cm" svg:x2="13.353cm" svg:y2="28.25cm">
          <text:p/>
        </draw:line>
        <draw:custom-shape draw:style-name="gr20" draw:text-style-name="P4" draw:layer="layout" svg:width="2.5cm" svg:height="1cm" svg:x="13.603cm" svg:y="27.75cm">
          <text:p text:style-name="P3">JOJO</text:p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6.353cm" svg:y1="28.25cm" svg:x2="18.103cm" svg:y2="28.25cm">
          <text:p/>
        </draw:line>
      </draw:page>
      <draw:page draw:name="page2" draw:style-name="dp1" draw:master-page-name="Predeterminado">
        <draw:frame draw:style-name="gr23" draw:text-style-name="P1" draw:layer="layout" svg:width="18.25cm" svg:height="5.228cm" svg:x="1.25cm" svg:y="1.25cm">
          <draw:text-box>
            <text:p>Ahora el tema más complicado es cuando la palabra ya no está en el diccionario (index = -1), aquí deberemos crear nuevos nodos con la palabra y la definición y deberemos prestar suma atención con los casos en que pueda estar el diccionario. En el caso que (dict→word &amp;&amp; dict→def) == NULL o la word que se quiere agregar es menor a la que ya está al principio debemos ver que:</text:p>
          </draw:text-box>
        </draw:frame>
        <draw:custom-shape draw:style-name="gr24" draw:text-style-name="P4" draw:layer="layout" svg:width="2.5cm" svg:height="1.25cm" svg:x="1.25cm" svg:y="7cm">
          <text:p text:style-name="P3">OJO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5cm" svg:height="1.25cm" svg:x="1.25cm" svg:y="9.25cm">
          <text:p text:style-name="P3">TIRED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481cm" svg:height="0.027cm" draw:transform="rotate (-1.5707963267949) translate (4.948cm 7.752cm)" svg:viewBox="0 0 1482 28" svg:d="M0 0c458 40 917 25 1376 27h106">
          <text:p/>
        </draw:path>
        <draw:path draw:style-name="gr25" draw:text-style-name="P5" draw:layer="layout" svg:width="1.086cm" svg:height="1.594cm" svg:x="4.895cm" svg:y="7.798cm" svg:viewBox="0 0 1087 1595" svg:d="M26 7c384-39 808 89 1006 476 259 506-479 670-688 926l-265 159-79 27">
          <text:p/>
        </draw:path>
        <draw:line draw:style-name="gr26" draw:text-style-name="P5" draw:layer="layout" svg:x1="6.25cm" svg:y1="8.5cm" svg:x2="8.75cm" svg:y2="8.5cm">
          <text:p/>
        </draw:line>
        <draw:frame draw:style-name="gr4" draw:text-style-name="P1" draw:layer="layout" svg:width="2.5cm" svg:height="1.673cm" svg:x="9.25cm" svg:y="8cm">
          <draw:text-box>
            <text:p>Word</text:p>
          </draw:text-box>
        </draw:frame>
        <draw:line draw:style-name="gr27" draw:text-style-name="P5" draw:layer="layout" svg:x1="6.25cm" svg:y1="8.5cm" svg:x2="8.5cm" svg:y2="10cm">
          <text:p/>
        </draw:line>
        <draw:frame draw:style-name="gr28" draw:text-style-name="P1" draw:layer="layout" svg:width="2.5cm" svg:height="1.25cm" svg:x="9cm" svg:y="9.5cm">
          <draw:text-box>
            <text:p>Def</text:p>
          </draw:text-box>
        </draw:frame>
        <draw:path draw:style-name="gr25" draw:text-style-name="P5" draw:layer="layout" svg:width="8.254cm" svg:height="2.251cm" svg:x="3.942cm" svg:y="6.347cm" svg:viewBox="0 0 8255 2252" svg:d="M0 453c656-96 1268-422 1932-450 378-16 751 30 1137 53 662 40 1300 237 1958 159 499-59 936 195 1429 159 556-39 1141 113 1535 476 262 241 269 823 0 1085-143 140-215-329-715-53-671 371 576 269 900 370h79">
          <text:p/>
        </draw:path>
        <draw:path draw:style-name="gr25" draw:text-style-name="P5" draw:layer="layout" svg:width="8.724cm" svg:height="2.637cm" svg:x="3.969cm" svg:y="9.374cm" svg:viewBox="0 0 8725 2638" svg:d="M0 1025c1099 390 2022 1131 3228 1296 1059 145 2111 298 3175 291 674-5 1442 141 2037-212 456-270 266-944 106-1349-191-484-816-342-1217-529-306-143-246 712-424-265-150-825-250 605 80 556l158 79">
          <text:p/>
        </draw:path>
        <draw:frame draw:style-name="gr14" draw:text-style-name="P1" draw:layer="layout" svg:width="18.5cm" svg:height="2.75cm" svg:x="1.25cm" svg:y="12.25cm">
          <draw:text-box>
            <text:p>Ahora si la palabra no existe y el diccionario tiene elementos deberemos ir moviendonos por las listas hasta encontrar el mejor lugar para poner la nueva palabra en orden.</text:p>
          </draw:text-box>
        </draw:frame>
        <draw:line draw:style-name="gr25" draw:text-style-name="P5" draw:layer="layout" svg:x1="1cm" svg:y1="15cm" svg:x2="20cm" svg:y2="15cm">
          <text:p/>
        </draw:line>
        <draw:frame draw:style-name="gr29" draw:text-style-name="P1" draw:layer="layout" svg:width="19cm" svg:height="3.5cm" svg:x="1cm" svg:y="15.5cm">
          <draw:text-box>
            <text:p>Para el desarrollo de <text:span text:style-name="T1">dict_remove_all() </text:span><text:span text:style-name="T2">debemos ver que ya </text:span><text:span text:style-name="T2">contamos con la operación </text:span><text:span text:style-name="T1">remove_from_index() </text:span><text:span text:style-name="T2">la cuál nos </text:span><text:span text:style-name="T2">ayudará a ir eliminando nodo a nodo de dict→words y de </text:span><text:span text:style-name="T2">dict→definition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9:04:57.193649901</meta:creation-date>
    <dc:date>2024-06-27T10:46:06.416313291</dc:date>
    <meta:editing-duration>PT10M28S</meta:editing-duration>
    <meta:editing-cycles>1</meta:editing-cycles>
    <meta:document-statistic meta:object-count="63"/>
    <meta:generator>LibreOffice/24.2.3.2$Linux_X86_64 LibreOffice_project/420$Build-2</meta:generator>
  </office:meta>
</office:document-meta>
</file>